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5.68cm" fo:margin-left="0.028cm" fo:margin-right="-0.009cm" table:align="margins"/>
    </style:style>
    <style:style style:name="Tabela1.A" style:family="table-column">
      <style:table-column-properties style:column-width="2.27cm" style:rel-column-width="5793*"/>
    </style:style>
    <style:style style:name="Tabela1.B" style:family="table-column">
      <style:table-column-properties style:column-width="2.865cm" style:rel-column-width="7310*"/>
    </style:style>
    <style:style style:name="Tabela1.C" style:family="table-column">
      <style:table-column-properties style:column-width="2.866cm" style:rel-column-width="7314*"/>
    </style:style>
    <style:style style:name="Tabela1.D" style:family="table-column">
      <style:table-column-properties style:column-width="2.932cm" style:rel-column-width="7481*"/>
    </style:style>
    <style:style style:name="Tabela1.E" style:family="table-column">
      <style:table-column-properties style:column-width="2.977cm" style:rel-column-width="7598*"/>
    </style:style>
    <style:style style:name="Tabela1.G" style:family="table-column">
      <style:table-column-properties style:column-width="3.046cm" style:rel-column-width="7773*"/>
    </style:style>
    <style:style style:name="Tabela1.H" style:family="table-column">
      <style:table-column-properties style:column-width="2.889cm" style:rel-column-width="7373*"/>
    </style:style>
    <style:style style:name="Tabela1.I" style:family="table-column">
      <style:table-column-properties style:column-width="2.905cm" style:rel-column-width="7412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>
      <style:table-cell-properties fo:padding="0.097cm" fo:border-left="0.05pt solid #000000" fo:border-right="none" fo:border-top="none" fo:border-bottom="0.05pt solid #000000"/>
    </style:style>
    <style:style style:name="Tabela1.H2" style:family="table-cell">
      <style:table-cell-properties fo:padding="0.097cm" fo:border-left="0.05pt solid #000000" fo:border-right="none" fo:border-top="none" fo:border-bottom="0.05pt solid #000000"/>
    </style:style>
    <style:style style:name="Tabela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3" style:family="table-row">
      <style:table-row-properties style:min-row-height="0.875cm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F3" style:family="table-cell">
      <style:table-cell-properties fo:padding="0.097cm" fo:border-left="0.05pt solid #000000" fo:border-right="none" fo:border-top="none" fo:border-bottom="0.05pt solid #000000"/>
    </style:style>
    <style:style style:name="Tabela1.G3" style:family="table-cell">
      <style:table-cell-properties fo:padding="0.097cm" fo:border-left="0.05pt solid #000000" fo:border-right="none" fo:border-top="none" fo:border-bottom="0.05pt solid #000000"/>
    </style:style>
    <style:style style:name="Tabela1.H3" style:family="table-cell">
      <style:table-cell-properties fo:padding="0.097cm" fo:border-left="0.05pt solid #000000" fo:border-right="none" fo:border-top="none" fo:border-bottom="0.05pt solid #000000"/>
    </style:style>
    <style:style style:name="Tabela1.I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2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" style:family="paragraph" style:parent-style-name="Table_20_Contents">
      <style:text-properties fo:font-size="11pt" style:font-size-asian="11pt" style:font-size-complex="11pt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9.5pt" style:font-size-asian="9.5pt" style:font-size-complex="9.5pt"/>
    </style:style>
    <style:style style:name="P7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045734" officeooo:paragraph-rsid="00045734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2f6cc"/>
    </style:style>
    <style:style style:name="T3" style:family="text">
      <style:text-properties style:text-position="super 58%" officeooo:rsid="00045734"/>
    </style:style>
    <style:style style:name="T4" style:family="text">
      <style:text-properties style:text-position="super 58%" officeooo:rsid="00051b90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02f6cc"/>
    </style:style>
    <style:style style:name="T7" style:family="text">
      <style:text-properties style:text-position="0% 100%" officeooo:rsid="00045734"/>
    </style:style>
    <style:style style:name="T8" style:family="text">
      <style:text-properties style:text-position="0% 100%" officeooo:rsid="00051b90"/>
    </style:style>
    <style:style style:name="T9" style:family="text">
      <style:text-properties officeooo:rsid="0002f6cc"/>
    </style:style>
    <style:style style:name="T10" style:family="text">
      <style:text-properties officeooo:rsid="00045734"/>
    </style:style>
    <style:style style:name="T11" style:family="text">
      <style:text-properties officeooo:rsid="00051b90"/>
    </style:style>
    <style:style style:name="T12" style:family="text">
      <style:text-properties officeooo:rsid="0005ddae"/>
    </style:style>
    <style:style style:name="T13" style:family="text">
      <style:text-properties officeooo:rsid="0007dc7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D"/>
        <table:table-column table:style-name="Tabela1.G"/>
        <table:table-column table:style-name="Tabela1.H"/>
        <table:table-column table:style-name="Tabela1.I"/>
        <table:table-row>
          <table:table-cell table:style-name="Tabela1.A1" table:number-columns-spanned="9" office:value-type="string">
            <text:p text:style-name="P1">Świadczenie publiczne przy wózku z literaturą – Brenna Centrum – <text:span text:style-name="T9">{miesiac}</text:span> <text:span text:style-name="T9">{rok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1">GODZINA</text:p>
            <text:p text:style-name="P2"><text:span text:style-name="T9">{zmiana1_g_s}</text:span><text:span text:style-name="T2">{zmiana1_m_s}</text:span><text:span text:style-name="T5"> - </text:span><text:span text:style-name="T6">{zmiana1_g_k}</text:span><text:span text:style-name="T2">{zmiana1_m_k}</text:span></text:p>
          </table:table-cell>
          <table:table-cell table:style-name="Tabela1.B2" office:value-type="string">
            <text:p text:style-name="P1">GODZINA</text:p>
            <text:p text:style-name="P2"><text:span text:style-name="T9">{zmiana2_g_s}</text:span><text:span text:style-name="T2">{zmiana2_m_s}</text:span><text:span text:style-name="T5"> - </text:span><text:span text:style-name="T6">{zmiana2_g_k}</text:span><text:span text:style-name="T2">{zmiana2_m_k}</text:span></text:p>
          </table:table-cell>
          <table:table-cell table:style-name="Tabela1.F2" office:value-type="string">
            <text:p text:style-name="P1">GODZINA</text:p>
            <text:p text:style-name="P2"><text:span text:style-name="T9">{zmiana3_g_s}</text:span><text:span text:style-name="T2">{zmiana3_m_s}</text:span><text:span text:style-name="T5"> - </text:span><text:span text:style-name="T6">{zmiana3_g_k}</text:span><text:span text:style-name="T2">{zmiana3_m_k}</text:span></text:p>
          </table:table-cell>
          <table:table-cell table:style-name="Tabela1.E2" office:value-type="string">
            <text:p text:style-name="P1">GODZINA</text:p>
            <text:p text:style-name="P2"><text:span text:style-name="T9">{zmiana4_g_s}</text:span><text:span text:style-name="T2">{zmiana4_m_s}</text:span><text:span text:style-name="T5"> - </text:span><text:span text:style-name="T6">{zmiana4_g_k}</text:span><text:span text:style-name="T2">{zmiana4_m_k}</text:span></text:p>
          </table:table-cell>
          <table:table-cell table:style-name="Tabela1.F2" office:value-type="string">
            <text:p text:style-name="P1">GODZINA</text:p>
            <text:p text:style-name="P2"><text:span text:style-name="T9">{zmiana5_g_s}</text:span><text:span text:style-name="T2">{zmiana4_m_s}</text:span><text:span text:style-name="T5"> - </text:span><text:span text:style-name="T6">{zmiana5_g_k}</text:span><text:span text:style-name="T2">{zmiana5_m_k}</text:span></text:p>
          </table:table-cell>
          <table:table-cell table:style-name="Tabela1.G2" office:value-type="string">
            <text:p text:style-name="P1">GODZINA</text:p>
            <text:p text:style-name="P2"><text:span text:style-name="T10">{zmiana6_g_s}</text:span><text:span text:style-name="T3">{zmiana6_m_s}</text:span><text:span text:style-name="T5"> - </text:span><text:span text:style-name="T7">{zmiana6_g_k}</text:span><text:span text:style-name="T3">{zmiana6_m_k}</text:span></text:p>
          </table:table-cell>
          <table:table-cell table:style-name="Tabela1.H2" office:value-type="string">
            <text:p text:style-name="P1">GODZINA</text:p>
            <text:p text:style-name="P2"><text:span text:style-name="T11">{zmiana7_g_s}</text:span><text:span text:style-name="T4">{zmiana7_m_s}</text:span><text:span text:style-name="T5"> - </text:span><text:span text:style-name="T8">{zmiana7_g_k}</text:span><text:span text:style-name="T4">{zmiana7_m_k}</text:span></text:p>
          </table:table-cell>
          <table:table-cell table:style-name="Tabela1.I2" office:value-type="string">
            <text:p text:style-name="P1">GODZINA</text:p>
            <text:p text:style-name="P2"><text:span text:style-name="T11">{zmiana8_g_s}</text:span><text:span text:style-name="T4">{zmiana8_m_s}</text:span><text:span text:style-name="T5"> - </text:span><text:span text:style-name="T8">{zmiana8_g_k}</text:span><text:span text:style-name="T4">{zmiana8_m_k}</text:span></text:p>
          </table:table-cell>
        </table:table-row>
        <table:table-row table:style-name="Tabela1.3">
          <table:table-cell table:style-name="Tabela1.A3" office:value-type="string">
            <text:p text:style-name="P4"><text:span text:style-name="T10">{zmiana_data}</text:span></text:p>
          </table:table-cell>
          <table:table-cell table:style-name="Tabela1.B2" office:value-type="string">
            <text:p text:style-name="P9">{zmiana1_osoby}</text:p>
            <text:p text:style-name="P5"/>
          </table:table-cell>
          <table:table-cell table:style-name="Tabela1.B2" office:value-type="string">
            <text:p text:style-name="P5"><text:s/><text:span text:style-name="T10">{zmiana2_osoby}</text:span></text:p>
          </table:table-cell>
          <table:table-cell table:style-name="Tabela1.B2" office:value-type="string">
            <text:p text:style-name="P5"><text:span text:style-name="T10">{zmiana3_osoby}</text:span></text:p>
          </table:table-cell>
          <table:table-cell table:style-name="Tabela1.B2" office:value-type="string">
            <text:p text:style-name="P5"><text:s/><text:span text:style-name="T10">{zmiana4_osoby}</text:span></text:p>
          </table:table-cell>
          <table:table-cell table:style-name="Tabela1.F3" office:value-type="string">
            <text:p text:style-name="P5"><text:span text:style-name="T10">{zmiana5_osoby}</text:span></text:p>
          </table:table-cell>
          <table:table-cell table:style-name="Tabela1.G3" office:value-type="string">
            <text:p text:style-name="P5"><text:span text:style-name="T10">{zmiana6_osoby}</text:span></text:p>
          </table:table-cell>
          <table:table-cell table:style-name="Tabela1.H3" office:value-type="string">
            <text:p text:style-name="P5"><text:span text:style-name="T12">{zmiana7_osoby}</text:span></text:p>
          </table:table-cell>
          <table:table-cell table:style-name="Tabela1.I3" office:value-type="string">
            <text:p text:style-name="P5"><text:span text:style-name="T13">{zmiana8_osoby}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20:35:38.57</meta:creation-date>
    <dc:date>2019-09-23T17:26:40.043000000</dc:date>
    <meta:editing-duration>PT1H49M38S</meta:editing-duration>
    <meta:editing-cycles>16</meta:editing-cycles>
    <meta:generator>LibreOffice/5.4.3.2$Windows_X86_64 LibreOffice_project/92a7159f7e4af62137622921e809f8546db437e5</meta:generator>
    <meta:print-date>2019-03-25T20:42:35.80</meta:print-date>
    <meta:document-statistic meta:table-count="1" meta:image-count="0" meta:object-count="0" meta:page-count="1" meta:paragraph-count="26" meta:word-count="51" meta:character-count="711" meta:non-whitespace-character-count="682"/>
  </office:meta>
</office:document-meta>
</file>